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600000EC00000017848ECA2C3.svm"/>
  <manifest:file-entry manifest:media-type="" manifest:full-path="Pictures/200000090000072200000CCC76462F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Eras Bk BT" svg:font-family="'Eras Bk BT'"/>
    <style:font-face style:name="Eras Md BT" svg:font-family="'Eras Md BT'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NewsGotT2" svg:font-family="NewsGotT" style:font-adornments="Negrita" style:font-pitch="variable"/>
    <style:font-face style:name="NewsGotT1" svg:font-family="NewsGotT" style:font-adornments="Negrita cursiva" style:font-pitch="variable"/>
    <style:font-face style:name="NewsGotT" svg:font-family="NewsGotT" style:font-adornments="Predeterminado" style:font-pitch="variable"/>
    <style:font-face style:name="NewsGotTMed" svg:font-family="NewsGotTMed" style:font-adornments="Cursiva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margin-left="0cm" fo:margin-right="0.046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P3" style:family="paragraph" style:parent-style-name="Standard">
      <style:paragraph-properties fo:margin-left="0cm" fo:margin-right="0.046cm" fo:margin-top="0cm" fo:margin-bottom="0cm" fo:line-height="0.423cm" fo:text-align="end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P4" style:family="paragraph" style:parent-style-name="Standard">
      <style:paragraph-properties fo:margin-left="-0.005cm" fo:margin-right="-0.005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Bk BT" fo:font-size="12pt" fo:font-weight="bold" style:font-name-asian="Eras Bk BT" style:font-size-asian="12pt" style:font-weight-asian="bold" style:font-name-complex="Eras Bk BT" style:font-size-complex="12pt" style:font-weight-complex="bold" style:text-scale="80%"/>
    </style:style>
    <style:style style:name="P5" style:family="paragraph" style:parent-style-name="Standard">
      <style:paragraph-properties fo:margin-left="0cm" fo:margin-right="-0.005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Bk BT" fo:font-size="12pt" fo:font-weight="bold" style:font-name-asian="Eras Bk BT" style:font-size-asian="12pt" style:font-weight-asian="bold" style:font-name-complex="Eras Bk BT" style:font-size-complex="12pt" style:font-weight-complex="bold" style:text-scale="80%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Standard">
      <style:text-properties fo:font-size="6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ext_20_body" style:master-page-name="First_20_Page">
      <style:paragraph-properties fo:text-align="center" style:justify-single-word="false" style:page-number="auto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rong_20_Emphasis"><text:span text:style-name="T1">CESION DERECHOS DE IMAGEN</text:span></text:span></text:p>
      <text:p text:style-name="Text_20_body"/>
      <text:p text:style-name="P11">En _____________, a ____de_______________de 20____. </text:p>
      <text:p text:style-name="P11">De una parte D/Dña <text:user-defined text:name="NA realizador">Nombre y Apellidos realizador</text:user-defined> con D.N.I. n.º: ________________y domiciliado en______________________________________, en adelante el realizador.</text:p>
      <text:p text:style-name="P11">Y de otra D/Dña <text:user-defined text:name="NA Figurante-actor">Nombre y Apellidos figurante-actor</text:user-defined> con D.N.I. n.º:________________ y domiciliado en____________________________________, en adelante el figurante-actor.<text:line-break/><text:line-break/>Por este contrato y expresamente, </text:p>
      <text:p text:style-name="P10"><text:line-break/>El figurante-actor autoriza al realizador, así como a todas aquellas terceras personas físicas o jurídicas a las que el realizador pueda ceder los derechos de explotación sobre las imágenes, o parte de las mismas, a que indistintamente puedan utilizar todas las imágenes, o partes de las mismas en las que intervengo como figurante-actor en el ámbito de la prestación de los Servicios Contratados por la Junta de Andalucía a <text:keywords>ORACLE IBERICA, S.R.L.</text:keywords> por medio del <text:span text:style-name="T2">“</text:span><text:span text:style-name="T2"><text:subject>Contrato de Soporte Corporativo de Productos Oracle 2012-2014</text:subject></text:span><text:span text:style-name="T2">”</text:span><text:span text:style-name="T3"> , y en concreto, en lo relativo a la comunicación y difusión de los trabajos relacionados con la prestación de este servicio durante el evento siguiente:</text:span></text:p>
      <text:p text:style-name="P10"><text:span text:style-name="T3"/></text:p>
      <text:p text:style-name="P13">Nombre del evento: <text:user-defined text:name="Evento">NOMBRE COMPLETO DEL EVENTO</text:user-defined></text:p>
      <text:p text:style-name="P13">Fecha de celebración prevista: <text:user-defined text:name="Fecha Evento"/></text:p>
      <text:p text:style-name="P14"><text:span text:style-name="T2">Lugar: </text:span><text:span text:style-name="T2"><text:user-defined text:name="Lugar Celebración Evento">Lugar Celebración Evento</text:user-defined></text:span></text:p>
      <text:p text:style-name="P10"/>
      <text:p text:style-name="P10">Tal y como establece el Pliego de Cláusulas Administrativas, del expediente de contratación asociado a dicho Contrato, en su Cláusula 20, <text:span text:style-name="T2">Propiedad de los trabajos realizados</text:span>. “Quedarán en propiedad de la Junta de Andalucía tanto el servicio recibido como los derechos inherentes a los trabajos realizados, su propiedad industrial y comercial”</text:p>
      <text:p text:style-name="P10">Mi autorización no tiene ámbito geográfico determinado por lo que el realizador y otras personas físicas o jurídicas a las que el realizador pueda ceder los derechos de explotación sobre las imágenes, o partes de las mismas, en las que intervengo como figurante-actor, podrán utilizar esas imágenes, o partes de las mismas, en todos los países del mundo sin limitación geográfica de ninguna clase.</text:p>
      <text:p text:style-name="P10">Mi autorización se refiere a la totalidad de usos que puedan tener las imágenes, o partes de las mismas, en las que aparezco como figurante-actor, utilizando los medios técnicos conocidos en la actualidad y los que pudieran desarrollarse en el futuro, y para cualquier aplicación. Todo ello con la única salvedad y limitación de aquellas utilizaciones o aplicaciones que pudieran atentar al derecho al honor en los términos previstos en la Ley Orgánica 1/85, de 5 de Mayo, de Protección Civil al Derecho al Honor, la Intimidad Personal y familiar y a la Propia Imagen.</text:p>
      <text:p text:style-name="P10">Mi autorización no fija ningún límite de tiempo para su concesión ni para la explotación de las imágenes, o parte de las mismas, en las que aparezco como <text:soft-page-break/>figurante-actor, por lo que mi autorización se considera concedida por un plazo de tiempo ilimitado.</text:p>
      <text:p text:style-name="P10">Aceptando estar conforme con el citado acuerdo y teniendo capacidad legal para adoptarlo: </text:p>
      <text:p text:style-name="Text_20_body"/>
      <text:p text:style-name="Text_20_body"/>
      <text:p text:style-name="Text_20_body"/>
      <text:p text:style-name="Text_20_body">Firmado, <text:user-defined text:name="NA Figurante-actor">Nombre y Apellidos figurante-actor</text:user-defined><text:tab/><text:tab/><text:tab/>Firmado, <text:tab/><text:user-defined text:name="NA realizador">Nombre y Apellidos realizador</text:user-defined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Eras Bk BT" svg:font-family="'Eras Bk BT'"/>
    <style:font-face style:name="Eras Md BT" svg:font-family="'Eras Md BT'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NewsGotT2" svg:font-family="NewsGotT" style:font-adornments="Negrita" style:font-pitch="variable"/>
    <style:font-face style:name="NewsGotT1" svg:font-family="NewsGotT" style:font-adornments="Negrita cursiva" style:font-pitch="variable"/>
    <style:font-face style:name="NewsGotT" svg:font-family="NewsGotT" style:font-adornments="Predeterminado" style:font-pitch="variable"/>
    <style:font-face style:name="NewsGotTMed" svg:font-family="NewsGotTMed" style:font-adornments="Cursiva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99ccff" draw:end-color="#ffffff" draw:start-intensity="100%" draw:end-intensity="100%" draw:angle="0" draw:border="0%"/>
    <draw:gradient draw:name="Gradient_20_8" draw:display-name="Gradient 8" draw:style="linear" draw:start-color="#000000" draw:end-color="#cccccc" draw:start-intensity="100%" draw:end-intensity="100%" draw:angle="450" draw:border="0%"/>
    <draw:gradient draw:name="Gradient_20_9" draw:display-name="Gradient 9" draw:style="radial" draw:cx="50%" draw:cy="50%" draw:start-color="#ff3333" draw:end-color="#ffcc99" draw:start-intensity="100%" draw:end-intensity="100%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Transparency_20_1" draw:display-name="Transparency 1" draw:style="linear" draw:start="100%" draw:end="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1"/>
      <style:text-properties style:font-name="NewsGotT" fo:font-size="1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ewsGotT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212cm" fo:text-indent="0cm" style:auto-text-indent="false" fo:background-color="transparent" style:shadow="none">
        <style:tab-stops>
          <style:tab-stop style:position="0.762cm"/>
        </style:tab-stops>
        <style:background-image/>
      </style:paragraph-properties>
      <style:text-properties fo:text-transform="uppercase"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NewsGotT1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ewsGotT2" fo:font-size="10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ewsGotTMed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Identación_20_Nivel_20_1" style:display-name="Identación Nivel 1" style:family="paragraph" style:parent-style-name="Standard">
      <style:paragraph-properties fo:margin-left="0.63cm" fo:margin-right="0cm" fo:text-indent="0cm" style:auto-text-indent="false"/>
    </style:style>
    <style:style style:name="Lista_20_Nivel_20_1" style:display-name="Lista Nivel 1" style:family="paragraph" style:parent-style-name="Identación_20_Nivel_20_1">
      <style:paragraph-properties fo:margin-left="0cm" fo:margin-right="0cm" fo:text-indent="0cm" style:auto-text-indent="false"/>
      <style:text-properties fo:language="es" fo:country="ES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3.17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98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 style:master-page-name="">
      <style:table-properties fo:margin-left="0cm" fo:margin-right="-0.381cm" style:page-number="0" table:align="margins" style:may-break-between-rows="false"/>
    </style:style>
    <style:style style:name="Tabla2.A" style:family="table-column">
      <style:table-column-properties style:rel-column-width="50050*"/>
    </style:style>
    <style:style style:name="Tabla2.B" style:family="table-column">
      <style:table-column-properties style:rel-column-width="10761*"/>
    </style:style>
    <style:style style:name="Tabla2.C" style:family="table-column">
      <style:table-column-properties style:rel-column-width="4724*"/>
    </style:style>
    <style:style style:name="Tabla2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la2.B1" style:family="table-cell">
      <style:table-cell-properties fo:padding="0cm" fo:border="none"/>
    </style:style>
    <style:style style:name="MP1" style:family="paragraph" style:parent-style-name="Header">
      <style:text-properties style:font-name="Verdana" fo:font-size="10pt" style:font-size-asian="10pt" style:font-size-complex="10pt"/>
    </style:style>
    <style:style style:name="MP2" style:family="paragraph" style:parent-style-name="Standard">
      <style:paragraph-properties fo:margin-left="0cm" fo:margin-right="0.046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MP3" style:family="paragraph" style:parent-style-name="Standard">
      <style:paragraph-properties fo:margin-left="-0.005cm" fo:margin-right="-0.005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Bk BT" fo:font-size="12pt" fo:font-weight="bold" style:font-name-asian="Eras Bk BT" style:font-size-asian="12pt" style:font-weight-asian="bold" style:font-name-complex="Eras Bk BT" style:font-size-complex="12pt" style:font-weight-complex="bold" style:text-scale="80%"/>
    </style:style>
    <style:style style:name="MP4" style:family="paragraph" style:parent-style-name="Standard">
      <style:paragraph-properties fo:margin-left="0cm" fo:margin-right="-0.005cm" fo:margin-top="0cm" fo:margin-bottom="0cm" fo:line-height="0.423cm" fo:text-align="start" style:justify-single-word="false" fo:text-indent="0cm" style:auto-text-indent="false" style:text-autospace="none"/>
      <style:text-properties fo:color="#004300" style:font-name="Eras Bk BT" fo:font-size="12pt" fo:font-weight="bold" style:font-name-asian="Eras Bk BT" style:font-size-asian="12pt" style:font-weight-asian="bold" style:font-name-complex="Eras Bk BT" style:font-size-complex="12pt" style:font-weight-complex="bold" style:text-scale="80%"/>
    </style:style>
    <style:style style:name="MP5" style:family="paragraph" style:parent-style-name="Standard">
      <style:paragraph-properties fo:margin-left="0cm" fo:margin-right="0.046cm" fo:margin-top="0cm" fo:margin-bottom="0cm" fo:line-height="0.423cm" fo:text-align="end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MP6" style:family="paragraph" style:parent-style-name="Text_20_body">
      <style:text-properties fo:font-size="6pt" style:font-size-asian="6pt" style:font-size-complex="6pt"/>
    </style:style>
    <style:style style:name="MP7" style:family="paragraph">
      <style:paragraph-properties fo:text-align="center"/>
    </style:style>
    <style:style style:name="M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MP9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/>
      <style:text-properties fo:color="#004300" style:font-name="Eras Md BT" fo:font-size="10pt" fo:font-weight="normal" style:font-name-asian="Eras Md BT" style:font-size-asian="10pt" style:font-weight-asian="normal" style:font-name-complex="Eras Md BT" style:font-size-complex="10pt" style:font-weight-complex="normal" style:text-scale="80%"/>
    </style:style>
    <style:style style:name="MP10" style:family="paragraph" style:parent-style-name="Standard">
      <style:text-properties fo:font-size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M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09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314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681cm" fo:margin-left="0cm" fo:margin-right="0cm" fo:margin-bottom="0.499cm" style:dynamic-spacing="false"/>
      </style:header-style>
      <style:footer-style>
        <style:header-footer-properties svg:height="1.258cm" fo:margin-left="0cm" fo:margin-right="1.159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1.499cm" fo:margin-bottom="0.497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68cm" fo:margin-left="0cm" fo:margin-right="0cm" fo:margin-bottom="0.499cm" style:dynamic-spacing="false"/>
      </style:header-style>
      <style:footer-style>
        <style:header-footer-properties svg:height="1.48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>
      <style:header>
        <text:p text:style-name="MP2"><draw:frame draw:style-name="Mfr1" draw:name="gráficos3" text:anchor-type="paragraph" svg:x="-0.002cm" svg:y="0.002cm" svg:width="5.38cm" svg:height="0.499cm" draw:z-index="3"><draw:image xlink:href="Pictures/2000003600000EC00000017848ECA2C3.svm" xlink:type="simple" xlink:show="embed" xlink:actuate="onLoad"/></draw:frame><draw:frame draw:style-name="Mfr2" draw:name="Marco9" text:anchor-type="paragraph" svg:x="6.84cm" svg:y="-0.019cm" svg:width="10.289cm" svg:height="0.441cm" draw:z-index="7"><draw:text-box><text:p text:style-name="MP3">CONSEJERÍA DE HACIENDA Y ADMINISTRACIÓN PÚBLICA</text:p><text:p text:style-name="MP4"/></draw:text-box></draw:frame><draw:frame draw:style-name="Mfr3" draw:name="Marco10" text:anchor-type="paragraph" svg:x="6.839cm" svg:y="0.42cm" svg:width="10.292cm" draw:z-index="9"><draw:text-box fo:min-height="0.423cm"><text:p text:style-name="MP2">Dirección General de Política Digital</text:p></draw:text-box></draw:frame></text:p>
      </style:header>
      <style:footer>
        <text:p text:style-name="MP5"><draw:frame draw:style-name="Mfr1" draw:name="gráficos2" text:anchor-type="paragraph" svg:x="-2.499cm" svg:y="-3cm" svg:width="2.33cm" svg:height="4.18cm" draw:z-index="5"><draw:image xlink:href="Pictures/200000090000072200000CCC76462FCA.svm" xlink:type="simple" xlink:show="embed" xlink:actuate="onLoad"/></draw:fram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Páginas_20_texto_20_horizontal" style:display-name="Páginas texto horizontal" style:page-layout-name="Mpm9">
      <style:header>
        <text:p text:style-name="MP6"><draw:frame draw:style-name="Mfr2" draw:name="Marco14" text:anchor-type="paragraph" svg:x="17cm" svg:y="-0.7cm" svg:width="8.627cm" draw:z-index="0"><draw:text-box fo:min-height="0.423cm"><text:p text:style-name="MP3">CONSEJERÍA DE INNOVACIÓN, CIENCIA Y EMPRESA</text:p></draw:text-box></draw:frame><draw:frame draw:style-name="Mfr1" draw:name="gráficos8" text:anchor-type="paragraph" svg:x="-0.002cm" svg:y="-0.092cm" svg:width="5.38cm" svg:height="0.499cm" draw:z-index="0"><draw:image xlink:href="Pictures/2000003600000EC00000017848ECA2C3.svm" xlink:type="simple" xlink:show="embed" xlink:actuate="onLoad"/></draw:frame><draw:frame draw:style-name="Mfr3" draw:name="Marco15" text:anchor-type="paragraph" svg:x="17cm" svg:y="-0.28cm" svg:width="8.631cm" draw:z-index="0"><draw:text-box fo:min-height="0.42cm"><text:p text:style-name="MP2">Dirección General de Innovación y Administraciones Públicas</text:p></draw:text-box></draw:frame><draw:frame draw:style-name="Mfr3" draw:name="Marco16" text:anchor-type="paragraph" svg:x="17cm" svg:y="0.139cm" svg:width="8.631cm" draw:z-index="0"><draw:text-box fo:min-height="0.42cm"><text:p text:style-name="MP2">Sv. de Coordinación y Desarrollo de Sistemas Horizontales</text:p></draw:text-box></draw:frame><draw:line text:anchor-type="paragraph" draw:z-index="0" draw:style-name="Mgr1" draw:text-style-name="MP7" svg:x1="-29826.161cm" svg:y1="-29826.161cm" svg:x2="-29800.657cm" svg:y2="-29826.161cm"><text:p/></draw:line><draw:frame draw:style-name="Mfr1" draw:name="gráficos9" text:anchor-type="paragraph" svg:x="-2.499cm" svg:y="14.407cm" svg:width="2.33cm" svg:height="4.18cm" draw:z-index="0"><draw:image xlink:href="Pictures/200000090000072200000CCC76462FCA.svm" xlink:type="simple" xlink:show="embed" xlink:actuate="onLoad"/></draw:frame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8"><draw:line text:anchor-type="paragraph" draw:z-index="1" draw:style-name="Mgr1" draw:text-style-name="MP7" svg:x1="-29826.161cm" svg:y1="-29826.161cm" svg:x2="-29800.657cm" svg:y2="-29826.161cm"><text:p/></draw:line><text:file-name text:display="name-and-extension">2013916085743363 DGDP Autorización para la grabación de eventos organizados dentro del proyecto Oracle.odt</text:file-name></text:p>
            </table:table-cell>
            <table:table-cell table:style-name="Tabla2.B1" office:value-type="string">
              <text:p text:style-name="MP9"><text:user-defined text:name="Nivel de seguridad"/></text:p>
            </table:table-cell>
            <table:table-cell table:style-name="Tabla2.B1" office:value-type="string">
              <text:p text:style-name="MP9"><text:page-number text:select-page="current"/> de <text:page-count>2</text:page-count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Documento Cesión Derechos Imagen eventos Oracle</dc:title>
    <dc:subject>Contrato de Soporte Corporativo de Productos Oracle 2012-2014</dc:subject>
    <meta:creation-date>2013-01-22T09:04:25</meta:creation-date>
    <dc:language>es-ES</dc:language>
    <meta:editing-cycles>6</meta:editing-cycles>
    <meta:editing-duration>PT00H29M06S</meta:editing-duration>
    <meta:initial-creator>Javier Ruiz de Infante González</meta:initial-creator>
    <dc:date>2014-04-23T12:44:45</dc:date>
    <dc:creator>laura </dc:creator>
    <meta:keyword>ORACLE IBERICA</meta:keyword>
    <meta:keyword>S.R.L.</meta:keyword>
    <meta:document-statistic meta:table-count="1" meta:image-count="4" meta:object-count="0" meta:page-count="2" meta:paragraph-count="22" meta:word-count="499" meta:character-count="3325"/>
    <meta:user-defined meta:name="Evento">NOMBRE COMPLETO DEL EVENTO</meta:user-defined>
    <meta:user-defined meta:name="Fecha Evento"/>
    <meta:user-defined meta:name="Lugar Celebración Evento">Lugar Celebración Evento</meta:user-defined>
    <meta:user-defined meta:name="NA Figurante-actor">Nombre y Apellidos figurante-actor</meta:user-defined>
    <meta:user-defined meta:name="NA realizador">Nombre y Apellidos realizador</meta:user-defined>
    <meta:user-defined meta:name="Proyecto">Servicio Corporativo Oracle</meta:user-defined>
    <meta:user-defined meta:name="Tipo de documento">Contrato</meta:user-defined>
    <meta:user-defined meta:name="Versión">1.0</meta:user-defined>
  </office:meta>
</office:document-meta>
</file>